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weight="bold" officeooo:paragraph-rsid="001e95bf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1f3bae" officeooo:paragraph-rsid="001f3bae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0.5pt" fo:font-weight="bold" officeooo:paragraph-rsid="001e95bf" style:font-size-asian="9.14999961853027pt" style:font-weight-asian="bold" style:font-size-complex="10.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0.5pt" fo:font-weight="bold" officeooo:rsid="001e95bf" officeooo:paragraph-rsid="001e95bf" style:font-size-asian="9.14999961853027pt" style:font-weight-asian="bold" style:font-size-complex="10.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fo:font-weight="normal" officeooo:rsid="001e95bf" officeooo:paragraph-rsid="001e95bf" style:font-size-asian="11pt" style:font-weight-asian="normal" style:font-size-complex="11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1f3bae" officeooo:paragraph-rsid="00250e7e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1f3bae" officeooo:paragraph-rsid="0028dfbb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50e7e" officeooo:paragraph-rsid="00250e7e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paragraph-rsid="001e95b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70473" officeooo:paragraph-rsid="00270473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89cbe" officeooo:paragraph-rsid="0028dfbb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ad406" officeooo:paragraph-rsid="002ad406" style:font-weight-asian="bold" style:font-weight-complex="bold"/>
    </style:style>
    <style:style style:name="T1" style:family="text">
      <style:text-properties style:font-name="serif" fo:font-size="11pt" style:font-size-asian="11pt" style:font-size-complex="11pt"/>
    </style:style>
    <style:style style:name="T2" style:family="text">
      <style:text-properties style:font-name="serif" fo:font-size="11pt" officeooo:rsid="001e95bf" style:font-size-asian="11pt" style:font-size-complex="11pt"/>
    </style:style>
    <style:style style:name="T3" style:family="text">
      <style:text-properties style:font-name="serif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serif" fo:font-size="11pt" fo:font-weight="normal" officeooo:rsid="001e95bf" style:font-size-asian="11pt" style:font-weight-asian="normal" style:font-size-complex="11pt" style:font-weight-complex="normal"/>
    </style:style>
    <style:style style:name="T5" style:family="text">
      <style:text-properties style:font-name="serif" fo:font-size="11pt" style:text-underline-style="solid" style:text-underline-width="auto" style:text-underline-color="font-color" officeooo:rsid="001e95bf" style:font-size-asian="11pt" style:font-size-complex="11pt"/>
    </style:style>
    <style:style style:name="T6" style:family="text">
      <style:text-properties style:font-name="serif" fo:font-size="10.5pt" style:font-size-asian="9.14999961853027pt" style:font-size-complex="10.5pt"/>
    </style:style>
    <style:style style:name="T7" style:family="text">
      <style:text-properties style:font-name="serif" fo:font-size="10.5pt" officeooo:rsid="001e95bf" style:font-size-asian="9.14999961853027pt" style:font-size-complex="10.5pt"/>
    </style:style>
    <style:style style:name="T8" style:family="text">
      <style:text-properties style:font-name="serif" fo:font-size="10.5pt" fo:font-weight="normal" style:font-size-asian="9.14999961853027pt" style:font-weight-asian="normal" style:font-size-complex="10.5pt" style:font-weight-complex="normal"/>
    </style:style>
    <style:style style:name="T9" style:family="text">
      <style:text-properties style:font-name="serif" fo:font-size="10.5pt" fo:font-weight="normal" officeooo:rsid="001e95bf" style:font-size-asian="9.14999961853027pt" style:font-weight-asian="normal" style:font-size-complex="10.5pt" style:font-weight-complex="normal"/>
    </style:style>
    <style:style style:name="T10" style:family="text">
      <style:text-properties style:font-name="serif" fo:font-size="10.5pt" style:text-underline-style="solid" style:text-underline-width="auto" style:text-underline-color="font-color" style:font-size-asian="9.14999961853027pt" style:font-size-complex="10.5pt"/>
    </style:style>
    <style:style style:name="T11" style:family="text">
      <style:text-properties style:font-name="serif" fo:font-size="10.5pt" style:text-underline-style="solid" style:text-underline-width="auto" style:text-underline-color="font-color" officeooo:rsid="001e95bf" style:font-size-asian="9.14999961853027pt" style:font-size-complex="10.5pt"/>
    </style:style>
    <style:style style:name="T12" style:family="text">
      <style:text-properties style:font-name="serif" fo:font-size="10.5pt" style:text-underline-style="solid" style:text-underline-width="auto" style:text-underline-color="font-color" fo:font-weight="normal" style:font-size-asian="9.14999961853027pt" style:font-weight-asian="normal" style:font-size-complex="10.5pt" style:font-weight-complex="normal"/>
    </style:style>
    <style:style style:name="T13" style:family="text">
      <style:text-properties style:font-name="serif" fo:font-size="10.5pt" style:text-underline-style="solid" style:text-underline-width="auto" style:text-underline-color="font-color" fo:font-weight="normal" officeooo:rsid="001e95bf" style:font-size-asian="9.14999961853027pt" style:font-weight-asian="normal" style:font-size-complex="10.5pt" style:font-weight-complex="normal"/>
    </style:style>
    <style:style style:name="T14" style:family="text">
      <style:text-properties style:font-name="serif" fo:font-size="10.5pt" style:text-underline-style="none" fo:font-weight="normal" style:font-size-asian="9.14999961853027pt" style:font-weight-asian="normal" style:font-size-complex="10.5pt" style:font-weight-complex="normal"/>
    </style:style>
    <style:style style:name="T15" style:family="text">
      <style:text-properties style:font-name="serif" fo:font-size="10.5pt" style:text-underline-style="none" fo:font-weight="normal" officeooo:rsid="001e95bf" style:font-size-asian="9.14999961853027pt" style:font-weight-asian="normal" style:font-size-complex="10.5pt" style:font-weight-complex="normal"/>
    </style:style>
    <style:style style:name="T16" style:family="text">
      <style:text-properties style:font-name="serif" fo:font-size="10.5pt" style:text-underline-style="none" style:font-size-asian="9.14999961853027pt" style:font-size-complex="10.5pt"/>
    </style:style>
    <style:style style:name="T17" style:family="text">
      <style:text-properties style:font-name="serif" fo:font-size="10.5pt" style:text-underline-style="none" officeooo:rsid="001e95bf" style:font-size-asian="9.14999961853027pt" style:font-size-complex="10.5pt"/>
    </style:style>
    <style:style style:name="T18" style:family="text">
      <style:text-properties officeooo:rsid="001e95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1. </text:span><text:span text:style-name="T1">Queremos almacenar la información relativa a las residencias escolares que están en las diversas universidades, asi como las estancias de los estudiantes. De cada universidad tendremos un codigo y nombre y en una universidad pueden haber varias residencias, una residencia pertenecerá a una sola universidad, de las residencias tendremos el codigo, nombre, importe mensual a pagar, si tiene comedor o no. Es importante saber cada residencia a que universidad pertenece.</text:span></text:p>
      <text:p text:style-name="P3"/>
      <text:p text:style-name="P4">1FN</text:p>
      <text:p text:style-name="P9"><text:span text:style-name="T15">codUniversidad</text:span><text:span text:style-name="T9">, nombreUniversidad, </text:span><text:span text:style-name="T11">codResidencia</text:span><text:span text:style-name="T9">, nombreResidencia, importeMensual, tieneComedor</text:span></text:p>
      <text:p text:style-name="P5"/>
      <text:p text:style-name="P2"><text:span text:style-name="T2">2</text:span><text:span text:style-name="T1">FN</text:span></text:p>
      <text:p text:style-name="P11"><text:span text:style-name="T15">codUniversidad, nombreUniversidad, </text:span><text:span text:style-name="T11">codResidencia</text:span><text:span text:style-name="T15">, nombreResidencia, importeMensual, tieneComedor</text:span></text:p>
      <text:p text:style-name="P6"><text:span text:style-name="T4"/></text:p>
      <text:p text:style-name="P8"><text:span text:style-name="T2">3</text:span><text:span text:style-name="T1">FN</text:span></text:p>
      <text:p text:style-name="P7"><text:span text:style-name="T15">codUniversidad</text:span><text:span text:style-name="T9">, </text:span><text:span text:style-name="T11">codResidencia</text:span><text:span text:style-name="T9">, nombreResidencia, importeMensual, tieneComedor</text:span></text:p>
      <text:p text:style-name="P12"><text:span text:style-name="T11">c</text:span><text:span text:style-name="T10">odUniversidad</text:span><text:span text:style-name="T8">, nombreUniversida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14:02:06.412000000</meta:creation-date>
    <dc:date>2020-01-31T18:35:29.629000000</dc:date>
    <meta:editing-duration>PT25M47S</meta:editing-duration>
    <meta:editing-cycles>13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8" meta:word-count="93" meta:character-count="783" meta:non-whitespace-character-count="698"/>
  </office:meta>
</office:document-meta>
</file>